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 formica...</text:p>
      <text:p text:style-name="P2"/>
      <text:p text:style-name="P2">Quante pene vederti affaticata</text:p>
      <text:p text:style-name="P2">alle prese con montagne di panni</text:p>
      <text:p text:style-name="P2">e bimbi da accudire.</text:p>
      <text:p text:style-name="P2"/>
      <text:p text:style-name="P2">La lavatrice era nei sogni</text:p>
      <text:p text:style-name="P2">e la lira si divideva in quattro.</text:p>
      <text:p text:style-name="P2"/>
      <text:p text:style-name="P2">A volte mi sentivo ferito confrontato</text:p>
      <text:p text:style-name="P2">con chi navigava nel lusso.</text:p>
      <text:p text:style-name="P2">Giuro che anch'io allora venduto</text:p>
      <text:p text:style-name="P2">avrei l'anima per vederti felice.</text:p>
      <text:p text:style-name="P2"/>
      <text:p text:style-name="P2">Ma la voce dell'anima mi suggeriva</text:p>
      <text:p text:style-name="P2">di marciare a piccoli passi, come formica.</text:p>
      <text:p text:style-name="P2"/>
      <text:p text:style-name="P2">Oggi ho rivisto chi spendeva e spandeva,</text:p>
      <text:p text:style-name="P2">suscitando invidie e confronti </text:p>
      <text:p text:style-name="P2">ed ho avuto pena per lui.</text:p>
      <text:p text:style-name="P2"/>
      <text:p text:style-name="P2">Aveva venduto l'anima</text:p>
      <text:p text:style-name="P2">e il suo tesoro è finito in cenere</text:p>
      <text:p text:style-name="P2">poiché il demonio firma i suoi patti con lo sterco.</text:p>
      <text:p text:style-name="P2"/>
      <text:p text:style-name="P2">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1:29:45.04</meta:creation-date>
    <dc:date>2014-11-19T08:12:34.53</dc:date>
    <meta:editing-duration>PT15M42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9" meta:word-count="101" meta:character-count="567"/>
  </office:meta>
</office:document-meta>
</file>